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D00000300C9535278F78E4CFA.png" manifest:media-type="image/png"/>
  <manifest:file-entry manifest:full-path="Pictures/10000000000001A500000129B91355D02C0E1297.png" manifest:media-type="image/png"/>
  <manifest:file-entry manifest:full-path="Pictures/1000000000000362000001DF67012BC36427AF8F.png" manifest:media-type="image/png"/>
  <manifest:file-entry manifest:full-path="Pictures/10000000000003140000016BF20C6818D13C6613.png" manifest:media-type="image/png"/>
  <manifest:file-entry manifest:full-path="Pictures/10000000000001EB000001E368247D75E5E241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75cm" fo:min-width="5.9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5cm" fo:min-width="1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85cm"/>
      <style:paragraph-properties style:writing-mode="lr-tb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87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03cm" fo:min-width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23cm"/>
      <style:paragraph-properties style:writing-mode="lr-tb"/>
    </style:style>
    <style:style style:name="gr13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784b0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.964cm" fo:min-width="0cm" fo:padding-top="0.143cm" fo:padding-bottom="0.143cm" fo:padding-left="0.268cm" fo:padding-right="0.2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8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.464cm" fo:min-width="0cm" fo:padding-top="0.143cm" fo:padding-bottom="0.143cm" fo:padding-left="0.268cm" fo:padding-right="0.268cm"/>
    </style:style>
    <style:style style:name="gr20" style:family="graphic" style:parent-style-name="objectwithoutfill">
      <style:graphic-properties svg:stroke-width="0.081cm" svg:stroke-color="#ff8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cm"/>
    </style:style>
    <style:style style:name="gr22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2a609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800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5" style:family="graphic" style:parent-style-name="objectwithoutfill">
      <style:graphic-properties svg:stroke-width="0.081cm" svg:stroke-color="#999999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text-properties fo:font-size="6pt" style:font-size-asian="6pt" style:font-size-complex="6pt"/>
    </style:style>
    <style:style style:name="P10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cm" svg:height="4cm" svg:x="2.03cm" svg:y="2cm">
          <text:p text:style-name="P1">6.47 / 4 = 1.6180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4cm" draw:transform="rotate (0.977384381116825) translate (2cm 10.013cm)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11cm" svg:x2="7.75cm" svg:y2="11cm">
          <text:p/>
        </draw:line>
        <draw:path draw:style-name="gr3" draw:text-style-name="P3" draw:layer="layout" svg:width="1.345cm" svg:height="0.121cm" draw:transform="rotate (-1.19031454986013) translate (7.11373452535028cm 9.7045094353798cm)" svg:viewBox="0 0 1346 122" svg:d="M0 122c325-139 882-185 1346 0">
          <text:p/>
        </draw:path>
        <draw:frame draw:style-name="gr4" draw:text-style-name="P4" draw:layer="layout" svg:width="1.738cm" svg:height="0.725cm" svg:x="5.762cm" svg:y="11cm">
          <draw:text-box>
            <text:p><text:span text:style-name="T1">55.62°</text:span></text:p>
          </draw:text-box>
        </draw:frame>
        <draw:custom-shape draw:style-name="gr5" draw:text-style-name="P2" draw:layer="layout" svg:width="2.4cm" svg:height="2.4cm" draw:transform="rotate (0.977384381116825) translate (4.25cm 9.658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6" draw:text-style-name="P5" draw:layer="layout" svg:width="2.885cm" svg:height="0.725cm" svg:x="1cm" svg:y="1.025cm">
          <draw:text-box>
            <text:p><text:span text:style-name="T2">Handdevice</text:span></text:p>
          </draw:text-box>
        </draw:frame>
        <draw:frame draw:style-name="gr7" draw:text-style-name="P3" draw:layer="layout" svg:width="9.3cm" svg:height="8cm" draw:transform="rotate (-1.5707963267949) translate (28cm 2.25cm)">
          <draw:image xlink:href="Pictures/100000000000037D00000300C9535278F78E4CFA.png" xlink:type="simple" xlink:show="embed" xlink:actuate="onLoad" draw:mime-type="image/png">
            <text:p/>
          </draw:image>
        </draw:frame>
        <draw:frame draw:style-name="gr8" draw:text-style-name="P4" draw:layer="layout" svg:width="2.487cm" svg:height="0.725cm" svg:x="23.5cm" svg:y="1cm">
          <draw:text-box>
            <text:p><text:span text:style-name="T1">nRF52832</text:span></text:p>
          </draw:text-box>
        </draw:frame>
        <draw:custom-shape draw:style-name="gr9" draw:text-style-name="P2" draw:layer="layout" svg:width="1.25cm" svg:height="0.5cm" draw:transform="rotate (-1.5707963267949) translate (4cm 4.2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0" draw:text-style-name="P4" draw:layer="layout" svg:width="2.407cm" svg:height="0.725cm" svg:x="2.843cm" svg:y="3.025cm">
          <draw:text-box>
            <text:p><text:span text:style-name="T1">microUSB</text:span></text:p>
          </draw:text-box>
        </draw:frame>
        <draw:frame draw:style-name="gr7" draw:text-style-name="P3" draw:layer="layout" svg:width="6cm" svg:height="4.22cm" svg:x="10.25cm" svg:y="9cm">
          <draw:image xlink:href="Pictures/10000000000001A500000129B91355D02C0E1297.png" xlink:type="simple" xlink:show="embed" xlink:actuate="onLoad" draw:mime-type="image/png">
            <text:p/>
          </draw:image>
        </draw:frame>
        <draw:frame draw:style-name="gr11" draw:text-style-name="P4" draw:layer="layout" svg:width="2.085cm" svg:height="0.725cm" svg:x="11.25cm" svg:y="13.25cm">
          <draw:text-box>
            <text:p><text:span text:style-name="T1">LSM303</text:span></text:p>
          </draw:text-box>
        </draw:frame>
        <draw:frame draw:style-name="gr7" draw:text-style-name="P3" draw:layer="layout" svg:width="4cm" svg:height="1.84cm" svg:x="12cm" svg:y="3.5cm">
          <draw:image xlink:href="Pictures/10000000000003140000016BF20C6818D13C6613.png" xlink:type="simple" xlink:show="embed" xlink:actuate="onLoad" draw:mime-type="image/png">
            <text:p/>
          </draw:image>
        </draw:frame>
        <draw:frame draw:style-name="gr7" draw:text-style-name="P3" draw:layer="layout" svg:width="4cm" svg:height="2.2cm" svg:x="7.75cm" svg:y="3.55cm">
          <draw:image xlink:href="Pictures/1000000000000362000001DF67012BC36427AF8F.png" xlink:type="simple" xlink:show="embed" xlink:actuate="onLoad" draw:mime-type="image/png">
            <text:p/>
          </draw:image>
        </draw:frame>
        <draw:frame draw:style-name="gr7" draw:text-style-name="P3" draw:layer="layout" svg:width="4cm" svg:height="3.92cm" svg:x="4.75cm" svg:y="7.58cm">
          <draw:image xlink:href="Pictures/10000000000001EB000001E368247D75E5E24186.png" xlink:type="simple" xlink:show="embed" xlink:actuate="onLoad" draw:mime-type="image/png">
            <text:p/>
          </draw:image>
        </draw:frame>
        <draw:frame draw:style-name="gr12" draw:text-style-name="P4" draw:layer="layout" svg:width="1.992cm" svg:height="1.199cm" svg:x="4.927cm" svg:y="11.75cm">
          <draw:text-box>
            <text:p><text:span text:style-name="T1">optional</text:span></text:p>
            <text:p><text:span text:style-name="T1">SHT31</text:span></text:p>
          </draw:text-box>
        </draw:frame>
        <draw:line draw:style-name="gr13" draw:text-style-name="P3" draw:layer="layout" svg:x1="23.75cm" svg:y1="3.75cm" svg:x2="24.25cm" svg:y2="3.75cm">
          <text:p/>
        </draw:line>
        <draw:polyline draw:style-name="gr14" draw:text-style-name="P3" draw:layer="layout" svg:width="2.549cm" svg:height="0.489cm" draw:transform="rotate (-0.197396738400559) translate (25.0961549793789cm 2.01922804949977cm)" svg:viewBox="0 0 2550 490" draw:points="0,490 2451,0 2550,490">
          <text:p/>
        </draw:polyline>
        <draw:polyline draw:style-name="gr14" draw:text-style-name="P3" draw:layer="layout" svg:width="2.058cm" svg:height="0.489cm" draw:transform="rotate (-0.197396738400559) translate (23.0769239835031cm 2.11538243959982cm)" svg:viewBox="0 0 2059 490" draw:points="0,392 1961,0 2059,490">
          <text:p/>
        </draw:polyline>
        <draw:polyline draw:style-name="gr14" draw:text-style-name="P3" draw:layer="layout" svg:width="7.157cm" svg:height="4.216cm" draw:transform="rotate (-0.197396738400559) translate (16.0769295816247cm 1.11537743076604cm)" svg:viewBox="0 0 7158 4217" draw:points="0,4217 2942,3628 2402,932 7060,0 7158,490">
          <text:p/>
        </draw:polyline>
        <draw:line draw:style-name="gr14" draw:text-style-name="P3" draw:layer="layout" svg:x1="22.25cm" svg:y1="3.75cm" svg:x2="22.75cm" svg:y2="3.75cm">
          <text:p/>
        </draw:line>
        <draw:polyline draw:style-name="gr15" draw:text-style-name="P3" draw:layer="layout" svg:width="5.753cm" svg:height="0.248cm" draw:transform="rotate (0.066497044500984) translate (15.7466707317767cm 3.95000740832274cm)" svg:viewBox="0 0 5754 249" draw:points="0,50 2993,249 3010,0 5754,183">
          <text:p/>
        </draw:polyline>
        <draw:custom-shape draw:style-name="gr16" draw:text-style-name="P3" draw:layer="layout" svg:width="0.25cm" svg:height="1.25cm" svg:x="20.25cm" svg:y="2.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145cm" svg:height="0.569cm" svg:x="19.105cm" svg:y="3cm">
          <draw:text-box>
            <text:p text:style-name="P6"><text:span text:style-name="T3">10uF</text:span></text:p>
          </draw:text-box>
        </draw:frame>
        <draw:polyline draw:style-name="gr15" draw:text-style-name="P3" draw:layer="layout" svg:width="6.401cm" svg:height="5.886cm" draw:transform="rotate (0.066497044500984) translate (10.1121096162003cm 4.42540303983032cm)" svg:viewBox="0 0 6402 5887" draw:points="6402,0 6153,3742 166,3343 0,5837 748,5887">
          <text:p/>
        </draw:polyline>
        <draw:polyline draw:style-name="gr15" draw:text-style-name="P3" draw:layer="layout" svg:width="0.498cm" svg:height="0.781cm" draw:transform="rotate (0.066497044500984) translate (10.950274106867cm 10.2533115073719cm)" svg:viewBox="0 0 499 782" draw:points="50,0 0,748 499,782">
          <text:p/>
        </draw:polyline>
        <draw:frame draw:style-name="gr17" draw:text-style-name="P7" draw:layer="layout" svg:width="1.311cm" svg:height="0.887cm" svg:x="9.939cm" svg:y="10.25cm">
          <draw:text-box>
            <text:p text:style-name="P6"><text:span text:style-name="T3">100nF</text:span></text:p>
            <text:p text:style-name="P6"><text:span text:style-name="T3">+10uF</text:span></text:p>
          </draw:text-box>
        </draw:frame>
        <draw:frame draw:style-name="gr17" draw:text-style-name="P7" draw:layer="layout" svg:width="1.145cm" svg:height="0.569cm" svg:x="15.25cm" svg:y="4.5cm">
          <draw:text-box>
            <text:p text:style-name="P6"><text:span text:style-name="T3">10uF</text:span></text:p>
          </draw:text-box>
        </draw:frame>
        <draw:polyline draw:style-name="gr18" draw:text-style-name="P3" draw:layer="layout" svg:width="6.002cm" svg:height="0.398cm" draw:transform="rotate (0.066497044500984) translate (15.5cm 10.25cm)" svg:viewBox="0 0 6003 399" draw:points="0,0 4490,299 5987,399 6003,149">
          <text:p/>
        </draw:polyline>
        <draw:polyline draw:style-name="gr18" draw:text-style-name="P3" draw:layer="layout" svg:width="6.884cm" svg:height="1.845cm" draw:transform="rotate (0.066497044500984) translate (15.3806258869483cm 10.457467560313cm)" svg:viewBox="0 0 6885 1846" draw:points="0,1797 748,1846 865,100 6851,499 6885,0">
          <text:p/>
        </draw:polyline>
        <draw:custom-shape draw:style-name="gr19" draw:text-style-name="P3" draw:layer="layout" svg:width="0.5cm" svg:height="0.75cm" svg:x="19.25cm" svg:y="6.75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.937cm" svg:height="0.887cm" svg:x="17.563cm" svg:y="6.75cm">
          <draw:text-box>
            <text:p text:style-name="P6"><text:span text:style-name="T3">32.768 kHz</text:span><text:span text:style-name="T3"><text:line-break/></text:span><text:span text:style-name="T3">ABS06</text:span></text:p>
          </draw:text-box>
        </draw:frame>
        <draw:line draw:style-name="gr20" draw:text-style-name="P3" draw:layer="layout" svg:x1="19.75cm" svg:y1="6.75cm" svg:x2="20.25cm" svg:y2="6.75cm">
          <text:p/>
        </draw:line>
        <draw:line draw:style-name="gr20" draw:text-style-name="P3" draw:layer="layout" svg:x1="19.75cm" svg:y1="7.5cm" svg:x2="20.25cm" svg:y2="7.5cm">
          <text:p/>
        </draw:line>
        <draw:custom-shape draw:style-name="gr21" draw:text-style-name="P2" draw:layer="layout" svg:width="1.5cm" svg:height="0.5cm" svg:x="23.5cm" svg:y="12.225cm">
          <text:p/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1.488cm" svg:height="0.725cm" svg:x="23.512cm" svg:y="13.725cm">
          <draw:text-box>
            <text:p><text:span text:style-name="T1">SWD</text:span></text:p>
          </draw:text-box>
        </draw:frame>
        <draw:polyline draw:style-name="gr15" draw:text-style-name="P3" draw:layer="layout" svg:width="5.736cm" svg:height="8.613cm" draw:transform="rotate (0.066497044500984) translate (17.4695904732477cm 4.03532274530064cm)" svg:viewBox="0 0 5737 8614" draw:points="532,0 0,7982 5737,8364 5721,8614">
          <text:p/>
        </draw:polyline>
        <draw:polyline draw:style-name="gr14" draw:text-style-name="P3" draw:layer="layout" svg:width="7.402cm" svg:height="8.334cm" draw:transform="rotate (-0.197396738400559) translate (18.25cm 3.25cm)" svg:viewBox="0 0 7403 8335" draw:points="0,0 1667,8335 7305,7207 7403,7698">
          <text:p/>
        </draw:polyline>
        <draw:polyline draw:style-name="gr22" draw:text-style-name="P3" draw:layer="layout" svg:width="2.205cm" svg:height="4.093cm" draw:transform="rotate (-0.197396738400559) translate (24.9567352975863cm 8.21634516794852cm)" svg:viewBox="0 0 2206 4094" draw:points="1084,98 1574,0 2206,3162 0,3604 98,4094">
          <text:p/>
        </draw:polyline>
        <draw:polyline draw:style-name="gr18" draw:text-style-name="P3" draw:layer="layout" svg:width="2.205cm" svg:height="4.853cm" draw:transform="rotate (-0.197396738400559) translate (25.3076974071913cm 7.46153771361808cm)" svg:viewBox="0 0 2206 4854" draw:points="981,98 1471,0 2206,3677 0,4118 147,4854">
          <text:p/>
        </draw:polyline>
        <draw:polyline draw:style-name="gr23" draw:text-style-name="P3" draw:layer="layout" svg:width="4.853cm" svg:height="7.108cm" draw:transform="rotate (-0.197396738400559) translate (23.5cm 4.75cm)" svg:viewBox="0 0 4854 7109" draw:points="0,0 196,981 3628,294 4854,6423 2648,6864 2697,7109">
          <text:p/>
        </draw:polyline>
        <draw:frame draw:style-name="gr17" draw:text-style-name="P10" draw:layer="layout" svg:width="1.429cm" svg:height="1.441cm" draw:transform="rotate (1.5707963267949) translate (23.559cm 13.904cm)">
          <draw:text-box>
            <text:p text:style-name="P9"><text:span text:style-name="T4">1 VCC</text:span></text:p>
            <text:p text:style-name="P9"><text:span text:style-name="T4">2 GND</text:span></text:p>
            <text:p text:style-name="P9"><text:span text:style-name="T4">3 SWCLK</text:span></text:p>
            <text:p text:style-name="P9"><text:span text:style-name="T4">4 SWDIO</text:span></text:p>
            <text:p text:style-name="P9"><text:span text:style-name="T4">5 RESET</text:span></text:p>
          </draw:text-box>
        </draw:frame>
        <draw:polyline draw:style-name="gr24" draw:text-style-name="P3" draw:layer="layout" svg:width="7.283cm" svg:height="0.747cm" draw:transform="rotate (0.066497044500984) translate (12.950274106867cm 8.25331150737194cm)" svg:viewBox="0 0 7284 748" draw:points="0,748 50,0 6785,449 7284,482">
          <text:p/>
        </draw:polyline>
        <draw:polyline draw:style-name="gr25" draw:text-style-name="P3" draw:layer="layout" svg:width="6.268cm" svg:height="0.498cm" draw:transform="rotate (0.066497044500984) translate (13.716849404578cm 9.00220767158129cm)" svg:viewBox="0 0 6269 499" draw:points="0,499 33,0 5521,365 6269,415">
          <text:p/>
        </draw:polyline>
        <draw:polyline draw:style-name="gr15" draw:text-style-name="P3" draw:layer="layout" svg:width="1.745cm" svg:height="0.864cm" draw:transform="rotate (0.066497044500984) translate (12.5cm 10.75cm)" svg:viewBox="0 0 1746 865" draw:points="1696,865 1746,116 0,0">
          <text:p/>
        </draw:polyline>
        <draw:frame draw:style-name="gr17" draw:text-style-name="P7" draw:layer="layout" svg:width="1.302cm" svg:height="0.569cm" svg:x="13.448cm" svg:y="12.75cm">
          <draw:text-box>
            <text:p text:style-name="P6"><text:span text:style-name="T3">220nF</text:span></text:p>
          </draw:text-box>
        </draw:frame>
        <draw:polyline draw:style-name="gr14" draw:text-style-name="P3" draw:layer="layout" svg:width="6.128cm" svg:height="7.353cm" draw:transform="rotate (-0.197396738400559) translate (10.2692365939974cm 4.15384060106617cm)" svg:viewBox="0 0 6129 7354" draw:points="5589,0 6129,2697 0,3922 686,7354 2648,6962">
          <text:p/>
        </draw:polyline>
        <draw:polyline draw:style-name="gr14" draw:text-style-name="P3" draw:layer="layout" svg:width="0.498cm" svg:height="0.531cm" draw:transform="rotate (0.066497044500984) translate (12.5cm 11.5cm)" svg:viewBox="0 0 499 532" draw:points="466,532 499,33 0,0">
          <text:p/>
        </draw:polyline>
        <draw:line draw:style-name="gr15" draw:text-style-name="P3" draw:layer="layout" svg:x1="12.75cm" svg:y1="4cm" svg:x2="11cm" svg:y2="4cm">
          <text:p/>
        </draw:line>
        <draw:polyline draw:style-name="gr14" draw:text-style-name="P3" draw:layer="layout" svg:width="11.031cm" svg:height="2.549cm" draw:transform="rotate (-0.197396738400559) translate (4.43269740720485cm 3.08652622274898cm)" svg:viewBox="0 0 11032 2550" draw:points="11032,0 6619,883 6717,1373 833,2550 735,2059 0,2206">
          <text:p/>
        </draw:polyline>
        <draw:polyline draw:style-name="gr15" draw:text-style-name="P3" draw:layer="layout" svg:width="4.023cm" svg:height="0.498cm" draw:transform="rotate (0.066497044500984) translate (3.97016091194992cm 4.05193356471431cm)" svg:viewBox="0 0 4024 499" draw:points="4024,216 782,0 748,499 0,449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3.1$Windows_X86_64 LibreOffice_project/d7547858d014d4cf69878db179d326fc3483e082</meta:generator>
    <dc:date>2023-03-05T11:46:32.677000000</dc:date>
    <meta:editing-duration>PT4H21M36S</meta:editing-duration>
    <meta:editing-cycles>40</meta:editing-cycles>
    <meta:document-statistic meta:object-count="52"/>
  </office:meta>
</office:document-meta>
</file>